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0039" officeooo:paragraph-rsid="00050039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0039" officeooo:paragraph-rsid="0005003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50039" officeooo:paragraph-rsid="000740e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50039" officeooo:paragraph-rsid="00173a2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b1903" officeooo:paragraph-rsid="000ce97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0039" officeooo:paragraph-rsid="0005003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50039" officeooo:paragraph-rsid="00173a2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50039" officeooo:paragraph-rsid="000ce97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8c023" officeooo:paragraph-rsid="0008c02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8c023" officeooo:paragraph-rsid="000740e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fc13" officeooo:paragraph-rsid="000ce97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6826" officeooo:paragraph-rsid="00173a2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50039" officeooo:paragraph-rsid="00050039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6be49"/>
    </style:style>
    <style:style style:name="T4" style:family="text">
      <style:text-properties officeooo:rsid="000740e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c023" style:font-weight-asian="normal" style:font-weight-complex="normal"/>
    </style:style>
    <style:style style:name="T7" style:family="text">
      <style:text-properties fo:font-weight="normal" officeooo:rsid="00096954" style:font-weight-asian="normal" style:font-weight-complex="normal"/>
    </style:style>
    <style:style style:name="T8" style:family="text">
      <style:text-properties fo:font-weight="normal" officeooo:rsid="000b1903" style:font-weight-asian="normal" style:font-weight-complex="normal"/>
    </style:style>
    <style:style style:name="T9" style:family="text">
      <style:text-properties fo:font-weight="normal" officeooo:rsid="0012fc13" style:font-weight-asian="normal" style:font-weight-complex="normal"/>
    </style:style>
    <style:style style:name="T10" style:family="text">
      <style:text-properties officeooo:rsid="00085356"/>
    </style:style>
    <style:style style:name="T11" style:family="text">
      <style:text-properties officeooo:rsid="00117e45"/>
    </style:style>
    <style:style style:name="T12" style:family="text">
      <style:text-properties officeooo:rsid="0012fc13"/>
    </style:style>
    <style:style style:name="T13" style:family="text">
      <style:text-properties officeooo:rsid="00143c96"/>
    </style:style>
    <style:style style:name="T14" style:family="text">
      <style:text-properties officeooo:rsid="00151be9"/>
    </style:style>
    <style:style style:name="T15" style:family="text">
      <style:text-properties officeooo:rsid="00166826"/>
    </style:style>
    <style:style style:name="T16" style:family="text">
      <style:text-properties officeooo:rsid="00173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eit<text:span text:style-name="T4">uação e apresentação teórica</text:span></text:p>
      <text:p text:style-name="P2"/>
      <text:p text:style-name="P3"/>
      <text:p text:style-name="P3">RUSSEL, Norvig – Inteligência Artificial, 2ª Edição, Rio de Janeiro, <text:s/>Elsevier, 2004 – 7ª Impressão p. <text:span text:style-name="T4">94, 95</text:span></text:p>
      <text:p text:style-name="P9"/>
      <text:p text:style-name="P9"><text:tab/><text:span text:style-name="T10">Tem-se por heurística, uma estratégia, método ou processo <text:s/>utilizado para solução de problemas, tendo conhecimento específico de um problema, além da definição deste problema na qual busca-se pela melhor e mais simples soluções deste, segundo RUSSEL (2004), <text:s/>Tal procedimento pode ser tanto uma técnica deliberada de resolução de problemas, como uma operação de comportamento automática, intuitiva e inconsciente.</text:span></text:p>
      <text:p text:style-name="P3"><text:tab/><text:span text:style-name="T6">Basicamente, heurística aplicada à computação é como uma busca pela qual analisam-se vários nós em uma arvore de possibilidades afim de se escolher o que vem a parecer o melhor nó de acordo com a função de avaliação. Segundo RUSSEL(2004), Se a função de avaliação for exatamente precisa, esse será o melhor nó. Porém, a função de avaliação pode ser muitas vezes imprecisa e pode levar a busca a se perder.</text:span></text:p>
      <text:p text:style-name="P10"><text:tab/>Baseado nisto, temos uma amostragem de funções algorítmicas de busca pela melhor escolha nas quais tem-se uma infinidade de funções de avaliação diferentes. O componente fundamental destes algorítmos <text:s/>é a função heurística</text:p>
      <text:p text:style-name="P10"><text:tab/>Funções heurísticas são funções arbitrárias específicas de um problema, onde tem-se:</text:p>
      <text:p text:style-name="P3"/>
      <text:p text:style-name="P3"/>
      <text:p text:style-name="P10"><text:tab/><text:tab/>h(n) = custo estimado do caminho mais econômico do nó n até um nó objetivo.</text:p>
      <text:p text:style-name="P3"/>
      <text:p text:style-name="P3"><text:span text:style-name="T6"><text:tab/></text:span><text:span text:style-name="T7">Assim sendo, funções heurísticas são a forma mais comum de aplicação d</text:span><text:span text:style-name="T8">e um problema aos algorítmos de busca.</text:span></text:p>
      <text:p text:style-name="P3"/>
      <text:p text:style-name="P5">RUSSEL, Norvig – Inteligência Artificial, 2ª Edição, Rio de Janeiro, <text:s/>Elsevier, 2004 – 7ª Impressão p. 10<text:span text:style-name="T11">7 - 115</text:span></text:p>
      <text:p text:style-name="P5"/>
      <text:p text:style-name="P5"><text:tab/><text:span text:style-name="T9">Funções heurísticas devem estimar o custo de uma solução que começa a partir de um nó n.</text:span></text:p>
      <text:p text:style-name="P11"><text:tab/></text:p>
      <text:p text:style-name="P5"><text:tab/><text:span text:style-name="T9">Segundo RUSSEL (2004), uma característica marcante em relação às funções heurísticas é a não exatidão de uma heurística perfeita, sendo assim, não há obrigação em escolher uma heurística que assim seja, expressando melhor assim pela formula matemática:</text:span></text:p>
      <text:p text:style-name="P11"><text:tab/></text:p>
      <text:p text:style-name="P11"><text:tab/><text:tab/><text:tab/>h(n) = máx{h1(n), …, hm(n)}.</text:p>
      <text:p text:style-name="P11"/>
      <text:p text:style-name="P8"><text:tab/><text:span text:style-name="T12">Sendo assim, um algorítmo de aprendizado indutivo pode ser usado para construir-se uma função h(n) que tem a possibilidade de estimar os custos de uma solução para os itens e estados que surgem durante a busca.</text:span></text:p>
      <text:p text:style-name="P8"><text:tab/><text:span text:style-name="T13">Uma das soluções apresentadas seria de forma à substituir um estado por outro e assim chegar-se à uma solução possivelmente exata, mas ao invés de se escolher o melhor estado, escolhem-se vários ao acaso com a probabilidade de um estado que seja sucessor ou não. À este tipo de busca, da-se o nome de busca estocástica, que possui semelhanças com o processo de seleção natural, onde os estados, também chamados de organismos ocupam posição de acordo com seu valor, também chamado de adaptação ou fitness.</text:span></text:p>
      <text:p text:style-name="P8"/>
      <text:p text:style-name="P2">RUSSEL, Norvig – Inteligência Artificial, 2ª Edição, Rio de Janeiro, <text:s/>Elsevier, 2004 – 7ª Impressão p. 115</text:p>
      <text:p text:style-name="P2"/>
      <text:p text:style-name="P6"><text:tab/>Um algorítmo genético é uma variante de busca estocástica, na qual os estados sucessores <text:soft-page-break/>são gerados pela <text:s/>modificação de um único estado. A analogia em relação à seleção natural é a <text:s/>mesma q<text:span text:style-name="T3">ue se dá na busca estocástica, exceto pelo fato que agora lida-se com a reprodução sexuada.</text:span></text:p>
      <text:p text:style-name="P6"><text:tab/><text:span text:style-name="T14">Como na busca estocástica, inicia-se com um conjunto de estados aleatórios, chamado de população, estados esses também chamados de indivíduos. Para que haja uma próxima geração, é necessario implementação de uma função de fitness que retorna pesos de importância mais altos para indivíduos que melhor se adequarem à busca. Temos então que, a probabilidade de um indivíduo ser escolhido para reprodução e diretamente proporcional à sua pontuação <text:s/>de fitness.</text:span></text:p>
      <text:p text:style-name="P7"><text:tab/><text:span text:style-name="T15">Haverá um cruzamento <text:s/>de pares de indivíduos , chamado crossover. Os descendentes sempre serão criados no ponto de crossover dentre os indivíduos dessa população. </text:span></text:p>
      <text:p text:style-name="P7"><text:tab/><text:span text:style-name="T15">Cada cruzamento também está sujeito à uma mutação aleatória, e os descendentes deste indivíduo também sofrerão uma mutação semelhante.<text:tab/></text:span></text:p>
      <text:p text:style-name="P12">Quando dois pais são muito diferentes entre si, há a possibilidade de criar um indivíduo longe do estado dos indivíduos pais. </text:p>
      <text:p text:style-name="P7"><text:span text:style-name="T15"><text:tab/>No início, isto é muito recorrente, tendo em vista que a maioria dos indivíduos tem pouca relação genética entre si. Com o passar do tempo, isso torna-se menos comum, pois os indivíduos vão ficando parecidos.</text:span><text:tab/></text:p>
      <text:p text:style-name="P6"><text:tab/><text:span text:style-name="T15">Desta forma, os crossovers fazem com que os blocos de genes da busca evoluam de forma independente para assim, executarem funções úteis, elevando o nível de acurácia da busca em questão.</text:span></text:p>
      <text:p text:style-name="P2"/>
      <text:p text:style-name="P1"/>
      <text:p text:style-name="P2">RUSSEL, Norvig – Inteligência Artificial, 2ª Edição, Rio de Janeiro, <text:s/>Elsevier, 2004 – 7ª Impressão p. 118</text:p>
      <text:p text:style-name="P4"><text:tab/><text:span text:style-name="T5">A teoria da evolução das espécies desenvolvida por Charles Darwin em “</text:span><text:span text:style-name="T1">On the origin of Species by means of natural Selection”</text:span><text:span text:style-name="T2"> de 1859 apresenta uma idéia central na qual variações, conhecidas como mutações ocorrem na reprodução e serão preservadas nas gerações posteriores.</text:span></text:p>
      <text:p text:style-name="P1"><text:tab/><text:span text:style-name="T16">A analogia entre a seleção natural e os algorítmos genéticos é bem evidente, tendo em vista que há reprodução e cruzamento de genes de forma que vários indivíduos anteriores influenciam num indivíduo descendente. </text:span></text:p>
      <text:p text:style-name="P1"><text:tab/><text:span text:style-name="T16">O diferencial entre a genética e os algorítmos genéticos se deve ao fato que os próprios genes codificam os mecanismos pelos quais o genoma é produzido e resultando assim em um organismo, no algorítmo genético isto é feito de forma indireta, pois os mecanismos de replicação e produção do material genético são feitos em um algorítmo separado que não é representado na formação das cadeias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itrut </meta:initial-creator>
    <meta:creation-date>2014-05-20T13:46:59.756594142</meta:creation-date>
    <dc:date>2014-05-22T23:35:15.428189470</dc:date>
    <dc:creator>wmitrut </dc:creator>
    <meta:editing-duration>PT4H46M10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2" meta:paragraph-count="28" meta:word-count="839" meta:character-count="5316" meta:non-whitespace-character-count="4454"/>
  </office:meta>
</office:document-meta>
</file>